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06F089AEA3C41640E70.png" manifest:media-type="image/png"/>
  <manifest:file-entry manifest:full-path="Pictures/10027BA0000041E800000B7944C93C53F57F7EC4.wmf" manifest:media-type="image/x-wmf"/>
  <manifest:file-entry manifest:full-path="Pictures/10000201000000B30000003245DD39F8D8D81FAF.png" manifest:media-type="image/png"/>
  <manifest:file-entry manifest:full-path="Pictures/10169E1000001274000005294C3E36F38F859640.emf" manifest:media-type="image/x-emf"/>
  <manifest:file-entry manifest:full-path="Pictures/1000548C000012DA00000529493460DE4E925C10.emf" manifest:media-type="image/x-emf"/>
  <manifest:file-entry manifest:full-path="Pictures/10000201000000B600000032B2FCEE59D8F514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0pt" style:font-size-asian="10pt" style:font-size-complex="10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5f8c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005f8c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5f8c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649cm"/>
        <style:text-properties fo:font-family="Wingdings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Untertitel 1" presentation:style-name="pr1" draw:text-style-name="P2" draw:layer="layout" svg:width="22.456cm" svg:height="4.867cm" svg:x="1.673cm" svg:y="10.35cm" presentation:class="subtitle" presentation:user-transformed="true">
          <draw:text-box>
            <text:p text:style-name="P1"><text:span text:style-name="T1">&lt;Sikang Yan&gt;</text:span></text:p>
            <text:p text:style-name="P1"><text:span text:style-name="T1">&lt;yan@rhrk.uni-kl.de&gt;</text:span></text:p>
            <text:p text:style-name="P1"><text:span text:style-name="T1">Supervisor: &lt;Sk Aziz Ali&gt;</text:span></text:p>
          </draw:text-box>
        </draw:frame>
        <draw:frame draw:name="Titel 2" presentation:style-name="pr2" draw:text-style-name="P4" draw:layer="layout" svg:width="22.456cm" svg:height="6.628cm" svg:x="1.673cm" svg:y="2.541cm" presentation:class="title" presentation:user-transformed="true">
          <draw:text-box>
            <text:p text:style-name="P3"><text:span text:style-name="T2">&lt;CLOTH SIMULATION&gt;</text:span><text:span text:style-name="T2"><text:line-break/></text:span><text:span text:style-name="T2">&lt;2nd Semester&gt;</text:span><text:span text:style-name="T2"><text:line-break/></text:span><text:span text:style-name="T2">&lt;DISCUSS LOG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draw:frame draw:name="Inhaltsplatzhalter 2" presentation:style-name="pr4" draw:text-style-name="P8" draw:layer="layout" svg:width="22.637cm" svg:height="11.316cm" svg:x="1.492cm" svg:y="5.701cm" presentation:class="outline" presentation:user-transformed="true">
          <draw:text-box>
            <text:list text:style-name="L2">
              <text:list-item>
                <text:p text:style-name="P6"><text:span text:style-name="T3">2019.02.04:</text:span></text:p>
                <text:list>
                  <text:list-item>
                    <text:p text:style-name="P7"><text:span text:style-name="T3">Use &lt;boost&gt; to get all the binary ply file in the folder</text:span></text:p>
                  </text:list-item>
                </text:list>
              </text:list-item>
            </text:list>
          </draw:text-box>
        </draw:frame>
        <draw:frame draw:name="Titel 3" presentation:style-name="pr5" draw:text-style-name="P4" draw:layer="layout" svg:width="22.637cm" svg:height="3.159cm" svg:x="1.492cm" svg:y="2.541cm" presentation:class="title" presentation:user-transformed="true">
          <draw:text-box>
            <text:p text:style-name="P9"><text:span text:style-name="T4">KW13</text:span></text:p>
          </draw:text-box>
        </draw:frame>
        <draw:frame draw:name="Foliennummernplatzhalter 4" presentation:style-name="pr6" draw:text-style-name="P11" draw:layer="layout" svg:width="5.926cm" svg:height="1.013cm" svg:x="18.203cm" svg:y="17.657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bold" style:font-size-asian="20pt" style:language-asian="de" style:country-asian="DE" style:font-style-asian="normal" style:font-weight-asian="bold" style:font-size-complex="20pt" style:language-complex="de" style:country-complex="DE" style:font-style-complex="normal" style:font-weight-complex="bold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4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de" style:country-asian="DE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bold" style:font-size-asian="20pt" style:language-asian="de" style:country-asian="DE" style:font-style-asian="normal" style:font-weight-asian="bold" style:font-size-complex="20pt" style:language-complex="de" style:country-complex="DE" style:font-style-complex="normal" style:font-weight-complex="bold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606972" style:text-line-through-style="none" style:text-line-through-type="none" style:text-position="0% 100%" style:font-name="Calibri" fo:font-family="Calibri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elfolie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top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f8c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5f8c" style:text-line-through-style="none" style:text-line-through-type="none" style:text-position="0% 100%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font-variant="normal" fo:text-transform="none" fo:color="#606972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606972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Bild 8" draw:style-name="Mgr3" draw:text-style-name="MP5" draw:layer="backgroundobjects" svg:width="5.675cm" svg:height="1.603cm" svg:x="19.724cm" svg:y="0.654cm">
        <draw:image xlink:href="Pictures/1000548C000012DA00000529493460DE4E925C10.emf" xlink:type="simple" xlink:show="embed" xlink:actuate="onLoad">
          <text:p/>
        </draw:image>
        <draw:image xlink:href="Pictures/10000201000000B600000032B2FCEE59D8F5142C.png" xlink:type="simple" xlink:show="embed" xlink:actuate="onLoad"/>
      </draw:frame>
      <draw:frame draw:name="Bild 11" draw:style-name="Mgr3" draw:text-style-name="MP5" draw:layer="backgroundobjects" svg:width="5.551cm" svg:height="1.603cm" svg:x="0cm" svg:y="0.654cm">
        <draw:image xlink:href="Pictures/10169E1000001274000005294C3E36F38F859640.emf" xlink:type="simple" xlink:show="embed" xlink:actuate="onLoad">
          <text:p/>
        </draw:image>
        <draw:image xlink:href="Pictures/10000201000000B30000003245DD39F8D8D81FAF.png" xlink:type="simple" xlink:show="embed" xlink:actuate="onLoad"/>
      </draw:frame>
      <draw:frame draw:name="Grafik 6" draw:style-name="Mgr3" draw:text-style-name="MP5" draw:layer="backgroundobjects" svg:width="6.334cm" svg:height="1.099cm" svg:x="12.449cm" svg:y="0.906cm">
        <draw:image xlink:href="Pictures/10027BA0000041E800000B7944C93C53F57F7EC4.wmf" xlink:type="simple" xlink:show="embed" xlink:actuate="onLoad">
          <text:p/>
        </draw:image>
        <draw:image xlink:href="Pictures/100002010000027E0000006F089AEA3C41640E70.png" xlink:type="simple" xlink:show="embed" xlink:actuate="onLoad"/>
      </draw:frame>
      <draw:frame draw:name="Datumsplatzhalter 3" presentation:style-name="Mpr1" draw:text-style-name="MP7" draw:layer="backgroundobjects" svg:width="5.926cm" svg:height="1.013cm" svg:x="5.552cm" svg:y="17.657cm" presentation:class="date-time" presentation:user-transformed="true">
        <draw:text-box>
          <text:p text:style-name="MP6"><text:span text:style-name="MT2"><text:date style:data-style-name="D4" text:date-value="2019-02-04">02/04/2019</text:date></text:span></text:p>
        </draw:text-box>
      </draw:frame>
      <draw:frame draw:name="Foliennummernplatzhalter 5" presentation:style-name="Mpr1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el 1" presentation:style-name="Mpr2" draw:text-style-name="MP10" draw:layer="backgroundobjects" svg:width="22.456cm" svg:height="3.159cm" svg:x="1.673cm" svg:y="2.541cm" presentation:class="title" presentation:user-transformed="true">
        <draw:text-box>
          <text:p text:style-name="MP9"><text:span text:style-name="MT3">Präsentationstitel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8" draw:style-name="Mgr3" draw:text-style-name="MP5" draw:layer="backgroundobjects" svg:width="5.675cm" svg:height="1.603cm" svg:x="19.724cm" svg:y="0.654cm">
        <draw:image xlink:href="Pictures/1000548C000012DA00000529493460DE4E925C10.emf" xlink:type="simple" xlink:show="embed" xlink:actuate="onLoad">
          <text:p/>
        </draw:image>
        <draw:image xlink:href="Pictures/10000201000000B600000032B2FCEE59D8F5142C.png" xlink:type="simple" xlink:show="embed" xlink:actuate="onLoad"/>
      </draw:frame>
      <draw:frame draw:name="Bild 11" draw:style-name="Mgr3" draw:text-style-name="MP5" draw:layer="backgroundobjects" svg:width="5.551cm" svg:height="1.603cm" svg:x="0cm" svg:y="0.654cm">
        <draw:image xlink:href="Pictures/10169E1000001274000005294C3E36F38F859640.emf" xlink:type="simple" xlink:show="embed" xlink:actuate="onLoad">
          <text:p/>
        </draw:image>
        <draw:image xlink:href="Pictures/10000201000000B30000003245DD39F8D8D81FAF.png" xlink:type="simple" xlink:show="embed" xlink:actuate="onLoad"/>
      </draw:frame>
      <draw:frame draw:name="Grafik 6" draw:style-name="Mgr3" draw:text-style-name="MP5" draw:layer="backgroundobjects" svg:width="6.334cm" svg:height="1.099cm" svg:x="12.449cm" svg:y="0.906cm">
        <draw:image xlink:href="Pictures/10027BA0000041E800000B7944C93C53F57F7EC4.wmf" xlink:type="simple" xlink:show="embed" xlink:actuate="onLoad">
          <text:p/>
        </draw:image>
        <draw:image xlink:href="Pictures/100002010000027E0000006F089AEA3C41640E70.png" xlink:type="simple" xlink:show="embed" xlink:actuate="onLoad"/>
      </draw:frame>
      <draw:frame draw:name="Datumsplatzhalter 3" presentation:style-name="Mpr5" draw:text-style-name="MP7" draw:layer="backgroundobjects" svg:width="5.926cm" svg:height="1.013cm" svg:x="5.552cm" svg:y="17.657cm" presentation:class="date-time" presentation:user-transformed="true">
        <draw:text-box>
          <text:p text:style-name="MP6"><text:span text:style-name="MT2"><text:date style:data-style-name="D4" text:date-value="2019-02-04">02/04/2019</text:date></text:span></text:p>
        </draw:text-box>
      </draw:frame>
      <draw:frame draw:name="Foliennummernplatzhalter 5" presentation:style-name="Mpr5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nhaltsplatzhalter 2" presentation:style-name="Mpr6" draw:text-style-name="MP12" draw:layer="backgroundobjects" svg:width="22.637cm" svg:height="11.316cm" svg:x="1.492cm" svg:y="5.701cm" presentation:class="outline" presentation:user-transformed="true">
        <draw:text-box>
          <text:list text:style-name="ML3">
            <text:list-item>
              <text:p text:style-name="MP11"><text:span text:style-name="MT4">Mastertextformat bearbeiten</text:span></text:p>
              <text:list>
                <text:list-item>
                  <text:p text:style-name="MP11"><text:span text:style-name="MT5">Zweite Ebene</text:span></text:p>
                  <text:list>
                    <text:list-item>
                      <text:p text:style-name="MP11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10" draw:layer="backgroundobjects" svg:width="22.637cm" svg:height="3.159cm" svg:x="1.492cm" svg:y="2.541cm" presentation:class="title" presentation:user-transformed="true">
        <draw:text-box>
          <text:p text:style-name="MP9"><text:span text:style-name="MT3">Präsentationstitel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Joe Tremmel</meta:initial-creator>
    <meta:editing-cycles>100</meta:editing-cycles>
    <meta:creation-date>2014-06-30T10:01:41</meta:creation-date>
    <dc:date>2019-02-04T14:47:56.053071227</dc:date>
    <meta:editing-duration>PT3M59S</meta:editing-duration>
    <meta:generator>LibreOffice/6.0.7.3$Linux_X86_64 LibreOffice_project/00m0$Build-3</meta:generator>
    <meta:document-statistic meta:object-count="45"/>
    <meta:user-defined meta:name="AppVersion">14.0000</meta:user-defined>
    <meta:user-defined meta:name="Company">Bfw Werbeagentu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